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STELO QUISPE GIL AUGU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66898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STELO QUISPE GIL AUGUST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66898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9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6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5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9/2021</text:p>
          </table:table-cell>
          <table:table-cell table:style-name="Tabla2.A3" office:value-type="string">
            <text:p text:style-name="P22">5724606</text:p>
          </table:table-cell>
          <table:table-cell table:style-name="Tabla2.D3" office:value-type="string">
            <text:p text:style-name="P23">345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2:46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